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962" officeooo:paragraph-rsid="0016d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al run time 142.139</text:p>
      <text:p text:style-name="P1">---- &lt;application exited with code 65280&gt; ----</text:p>
      <text:p text:style-name="P1">Core #0 (1 thread(s))</text:p>
      <text:p text:style-name="P1"><text:s text:c="2"/>L1I stats:</text:p>
      <text:p text:style-name="P1"><text:s text:c="4"/>Hits: <text:s text:c="18"/>2,79,97,08,956</text:p>
      <text:p text:style-name="P1"><text:s text:c="4"/>Misses: <text:s text:c="21"/>40,93,454</text:p>
      <text:p text:style-name="P1"><text:s text:c="4"/>Miss rate: <text:s text:c="23"/>0.15%</text:p>
      <text:p text:style-name="P1"><text:s text:c="2"/>L1D stats:</text:p>
      <text:p text:style-name="P1"><text:s text:c="4"/>Hits: <text:s text:c="18"/>1,22,22,89,642</text:p>
      <text:p text:style-name="P1"><text:s text:c="4"/>Misses: <text:s text:c="18"/>12,00,48,959</text:p>
      <text:p text:style-name="P1"><text:s text:c="4"/>Miss rate: <text:s text:c="23"/>8.94%</text:p>
      <text:p text:style-name="P1">Core #1 (0 thread(s))</text:p>
      <text:p text:style-name="P1">Core #2 (0 thread(s))</text:p>
      <text:p text:style-name="P1">Core #3 (0 thread(s))</text:p>
      <text:p text:style-name="P1">LL stats:</text:p>
      <text:p text:style-name="P1"><text:s text:c="4"/>Hits: <text:s text:c="20"/>12,40,59,764</text:p>
      <text:p text:style-name="P1"><text:s text:c="4"/>Misses: <text:s text:c="24"/>82,649</text:p>
      <text:p text:style-name="P1"><text:s text:c="4"/>Local miss rate: <text:s text:c="17"/>0.07%</text:p>
      <text:p text:style-name="P1"><text:s text:c="4"/>Child hits: <text:s text:c="12"/>4,02,19,98,598</text:p>
      <text:p text:style-name="P1"><text:s text:c="4"/>Total miss rate: <text:s text:c="17"/>0.00%</text:p>
      <text:p text:style-name="P1"/>
      <text:p text:style-name="P1"/>
      <text:p text:style-name="P1"/>
      <text:p text:style-name="P1">Total run time 66.4451</text:p>
      <text:p text:style-name="P1">==23547== </text:p>
      <text:p text:style-name="P1">==23547== Events <text:s text:c="3"/>: Ir Dr Dw I1mr D1mr D1mw ILmr DLmr DLmw</text:p>
      <text:p text:style-name="P1">==23547== Collected : 2703904499 882181418 427667273 4660425 110587230 8701879 5834 6483 70340</text:p>
      <text:p text:style-name="P1">==23547== </text:p>
      <text:p text:style-name="P1">==23547== I <text:s text:c="2"/>refs: <text:s text:c="5"/>2,703,904,499</text:p>
      <text:p text:style-name="P1">==23547== I1 <text:s/>misses: <text:s text:c="7"/>4,660,425</text:p>
      <text:p text:style-name="P1">==23547== LLi misses: <text:s text:c="11"/>5,834</text:p>
      <text:p text:style-name="P1">==23547== I1 <text:s/>miss rate: <text:s text:c="9"/>0.17%</text:p>
      <text:p text:style-name="P1">==23547== LLi miss rate: <text:s text:c="10"/>0.0%</text:p>
      <text:p text:style-name="P1">==23547== </text:p>
      <text:p text:style-name="P1">==23547== D <text:s text:c="2"/>refs: <text:s text:c="5"/>1,309,848,691 <text:s/>(882,181,418 rd + 427,667,273 wr)</text:p>
      <text:p text:style-name="P1">==23547== D1 <text:s/>misses: <text:s text:c="5"/>119,289,109 <text:s/>(110,587,230 rd + <text:s text:c="2"/>8,701,879 wr)</text:p>
      <text:p text:style-name="P1">==23547== LLd misses: <text:s text:c="10"/>76,823 <text:s/>( <text:s text:c="5"/>6,483 rd + <text:s text:c="5"/>70,340 wr)</text:p>
      <text:p text:style-name="P1">==23547== D1 <text:s/>miss rate: <text:s text:c="10"/>9.1% ( <text:s text:c="6"/>12.5% <text:s text:c="2"/>+ <text:s text:c="8"/>2.0% <text:s/>)</text:p>
      <text:p text:style-name="P1">==23547== LLd miss rate: <text:s text:c="10"/>0.0% ( <text:s text:c="7"/>0.0% <text:s text:c="2"/>+ <text:s text:c="8"/>0.0% <text:s/>)</text:p>
      <text:p text:style-name="P1">==23547== </text:p>
      <text:p text:style-name="P1">==23547== LL refs: <text:s text:c="8"/>123,949,534 <text:s/>(115,247,655 rd + <text:s text:c="2"/>8,701,879 wr)</text:p>
      <text:p text:style-name="P1">==23547== LL misses: <text:s text:c="11"/>82,657 <text:s/>( <text:s text:c="4"/>12,317 rd + <text:s text:c="5"/>70,340 wr)</text:p>
      <text:p text:style-name="P1">==23547== LL miss rate: <text:s text:c="11"/>0.0% ( <text:s text:c="7"/>0.0% <text:s text:c="2"/>+ <text:s text:c="8"/>0.0% <text:s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5:22:05.449500548</meta:creation-date>
    <meta:editing-duration>PT53S</meta:editing-duration>
    <meta:editing-cycles>2</meta:editing-cycles>
    <meta:generator>LibreOffice/4.4.6.3$Linux_X86_64 LibreOffice_project/40m0$Build-3</meta:generator>
    <dc:date>2016-04-09T15:22:57.597603161</dc:date>
    <meta:document-statistic meta:table-count="0" meta:image-count="0" meta:object-count="0" meta:page-count="1" meta:paragraph-count="40" meta:word-count="193" meta:character-count="1642" meta:non-whitespace-character-count="1022"/>
  </office:meta>
</office:document-meta>
</file>